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3.219cm"/>
    </style:style>
    <style:style style:family="table-column" style:name="co3">
      <style:table-column-properties fo:break-before="auto" style:column-width="0.914cm"/>
    </style:style>
    <style:style style:family="table-column" style:name="co4">
      <style:table-column-properties fo:break-before="auto" style:column-width="1.783cm"/>
    </style:style>
    <style:style style:family="table-column" style:name="co5">
      <style:table-column-properties fo:break-before="auto" style:column-width="1.109cm"/>
    </style:style>
    <style:style style:family="table-column" style:name="co6">
      <style:table-column-properties fo:break-before="auto" style:column-width="1.89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757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HRowHeader" style:name="ce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1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HRowHeader" style:name="ce1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HRowHeader" style:name="ce1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ColHeader" style:family="table-cell" style:name="ce36" style:display-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37" style:display-name="ce3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38" style:display-name="ce3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39" style:display-name="ce3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4"/>
        <table:table-column table:style-name="co5" table:default-cell-style-name="ce2" table:number-columns-repeated="3"/>
        <table:table-column table:style-name="co6" table:default-cell-style-name="ce2"/>
        <table:table-column table:style-name="co4" table:default-cell-style-name="ce2" table:number-columns-repeated="226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abel 5: Opgave van het aantal krachtswerktuigen in de onderscheidene beroepsklassen gebezigd.</text:p>
          </table:table-cell>
          <table:table-cell table:style-name="ce8" table:number-columns-repeated="24"/>
          <table:table-cell table:style-name="ce19" table:number-columns-repeated="5"/>
          <table:table-cell table:style-name="ce31"/>
          <table:table-cell table:style-name="ce4"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GEMEENTEN</text:p>
          </table:table-cell>
          <table:table-cell ns41:value-type="string" table:style-name="ce9" office:value-type="string">
            <text:p>Gedreven door</text:p>
          </table:table-cell>
          <table:table-cell table:style-name="ce14"/>
          <table:table-cell ns41:value-type="string" table:style-name="ce36" office:value-type="string">
            <text:p>I</text:p>
          </table:table-cell>
          <table:table-cell ns41:value-type="string" table:style-name="ce16" office:value-type="string">
            <text:p>II</text:p>
          </table:table-cell>
          <table:table-cell ns41:value-type="string" table:style-name="ce16" office:value-type="string">
            <text:p>III</text:p>
          </table:table-cell>
          <table:table-cell ns41:value-type="string" table:style-name="ce16" office:value-type="string">
            <text:p>IV</text:p>
          </table:table-cell>
          <table:table-cell ns41:value-type="string" table:style-name="ce16" office:value-type="string">
            <text:p>V</text:p>
          </table:table-cell>
          <table:table-cell ns41:value-type="string" table:style-name="ce16" office:value-type="string">
            <text:p>VI</text:p>
          </table:table-cell>
          <table:table-cell ns41:value-type="string" table:style-name="ce16" table:number-columns-repeated="2" office:value-type="string">
            <text:p>VII</text:p>
          </table:table-cell>
          <table:table-cell ns41:value-type="string" table:style-name="ce16" office:value-type="string">
            <text:p>IX</text:p>
          </table:table-cell>
          <table:table-cell ns41:value-type="string" table:style-name="ce16" office:value-type="string">
            <text:p>X</text:p>
          </table:table-cell>
          <table:table-cell ns41:value-type="string" table:style-name="ce16" office:value-type="string">
            <text:p>XI</text:p>
          </table:table-cell>
          <table:table-cell ns41:value-type="string" table:style-name="ce16" office:value-type="string">
            <text:p>XII</text:p>
          </table:table-cell>
          <table:table-cell ns41:value-type="string" table:style-name="ce16" office:value-type="string">
            <text:p>XIII</text:p>
          </table:table-cell>
          <table:table-cell ns41:value-type="string" table:style-name="ce16" office:value-type="string">
            <text:p>XIV</text:p>
          </table:table-cell>
          <table:table-cell ns41:value-type="string" table:style-name="ce16" office:value-type="string">
            <text:p>XV</text:p>
          </table:table-cell>
          <table:table-cell ns41:value-type="string" table:style-name="ce16" office:value-type="string">
            <text:p>XVI</text:p>
          </table:table-cell>
          <table:table-cell ns41:value-type="string" table:style-name="ce16" office:value-type="string">
            <text:p>XVII</text:p>
          </table:table-cell>
          <table:table-cell ns41:value-type="string" table:style-name="ce16" office:value-type="string">
            <text:p>XVIII</text:p>
          </table:table-cell>
          <table:table-cell ns41:value-type="string" table:style-name="ce16" office:value-type="string">
            <text:p>XIX</text:p>
          </table:table-cell>
          <table:table-cell ns41:value-type="string" table:style-name="ce16" office:value-type="string">
            <text:p>XX</text:p>
          </table:table-cell>
          <table:table-cell ns41:value-type="string" table:style-name="ce16" office:value-type="string">
            <text:p>XXXIII</text:p>
          </table:table-cell>
          <table:table-cell ns41:value-type="string" table:style-name="ce16" office:value-type="string">
            <text:p>Totaal</text:p>
          </table:table-cell>
          <table:table-cell ns41:value-type="string" table:style-name="ce20" office:value-type="string">
            <text:p>Telling</text:p>
          </table:table-cell>
          <table:table-cell ns41:value-type="string" table:style-name="ce25" office:value-type="string">
            <text:p>Tabel</text:p>
          </table:table-cell>
          <table:table-cell ns41:value-type="string" table:style-name="ce25" office:value-type="string">
            <text:p>Pagina links</text:p>
          </table:table-cell>
          <table:table-cell ns41:value-type="string" table:style-name="ce25" office:value-type="string">
            <text:p>Pagina rechts</text:p>
          </table:table-cell>
          <table:table-cell ns41:value-type="string" table:style-name="ce25" office:value-type="string">
            <text:p>Provincie</text:p>
          </table:table-cell>
          <table:table-cell ns41:value-type="string" table:style-name="ce32" office:value-type="string">
            <text:p>Image nr</text:p>
          </table:table-cell>
          <table:table-cell table:style-name="ce14" table:number-columns-repeated="993"/>
        </table:table-row>
        <table:table-row table:style-name="ro1">
          <table:table-cell table:style-name="ce4" table:number-columns-repeated="25"/>
          <table:table-cell table:style-name="ce21" table:number-columns-repeated="6"/>
          <table:table-cell table:style-name="ce4" table:number-columns-repeated="993"/>
        </table:table-row>
        <table:table-row table:style-name="ro3">
          <table:table-cell ns41:value-type="string" table:style-name="ce5" office:value-type="string">
            <text:p>Anlo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style-name="ce37"/>
          <table:table-cell table:style-name="ce17" table:number-columns-repeated="14"/>
          <table:table-cell ns41:value-type="float" table:style-name="ce17" office:value="2" office:value-type="float">
            <text:p>2</text:p>
          </table:table-cell>
          <table:table-cell table:style-name="ce17" table:number-columns-repeated="5"/>
          <table:table-cell table:formula="of:=[.X5]+[.W5]+[.V5]+[.U5]+[.T5]+[.S5]+[.R5]+[.Q5]+[.P5]+[.O5]+[.N5]+[.M5]+[.L5]+[.K5]+[.J5]+[.I5]+[.H5]+[.G5]+[.F5]+[.E5]+[.D5]" ns41:value-type="float" table:style-name="ce17" office:value-type="float" office:value="2">
            <text:p>2</text:p>
          </table:table-cell>
          <table:table-cell ns41:value-type="string" table:style-name="ce22" office:value-type="string">
            <text:p>BT_1889</text:p>
          </table:table-cell>
          <table:table-cell ns41:value-type="string" table:style-name="ce26" office:value-type="string">
            <text:p>05_T5</text:p>
          </table:table-cell>
          <table:table-cell ns41:value-type="float" table:style-name="ce28" office:value="212" office:value-type="float">
            <text:p>212</text:p>
          </table:table-cell>
          <table:table-cell ns41:value-type="float" table:style-name="ce28" office:value="213" office:value-type="float">
            <text:p>213</text:p>
          </table:table-cell>
          <table:table-cell ns41:value-type="string" table:style-name="ce26" office:value-type="string">
            <text:p>DR</text:p>
          </table:table-cell>
          <table:table-cell ns41:value-type="string" table:style-name="ce33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1" office:value-type="string">
            <text:p>Wind</text:p>
          </table:table-cell>
          <table:table-cell table:style-name="ce15"/>
          <table:table-cell table:style-name="ce38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TL Data" office:value="5" office:value-type="float">
            <text:p>5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7]+[.W7]+[.V7]+[.U7]+[.T7]+[.S7]+[.R7]+[.Q7]+[.P7]+[.O7]+[.N7]+[.M7]+[.L7]+[.K7]+[.J7]+[.I7]+[.H7]+[.G7]+[.F7]+[.E7]+[.D7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Gas</text:p>
          </table:table-cell>
          <table:table-cell table:style-name="Default"/>
          <table:table-cell table:style-name="ce38"/>
          <table:table-cell ns41:value-type="float" table:style-name="TL Data" office:value="3" office:value-type="float">
            <text:p>3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8]+[.W8]+[.V8]+[.U8]+[.T8]+[.S8]+[.R8]+[.Q8]+[.P8]+[.O8]+[.N8]+[.M8]+[.L8]+[.K8]+[.J8]+[.I8]+[.H8]+[.G8]+[.F8]+[.E8]+[.D8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1" office:value-type="string">
            <text:p>Wind</text:p>
          </table:table-cell>
          <table:table-cell table:style-name="ce15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9]+[.W9]+[.V9]+[.U9]+[.T9]+[.S9]+[.R9]+[.Q9]+[.P9]+[.O9]+[.N9]+[.M9]+[.L9]+[.K9]+[.J9]+[.I9]+[.H9]+[.G9]+[.F9]+[.E9]+[.D9]" ns41:value-type="float" table:style-name="TL Data" office:value="7" office:value-type="float">
            <text:p>7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table:formula="of:=[.X12]+[.W12]+[.V12]+[.U12]+[.T12]+[.S12]+[.R12]+[.Q12]+[.P12]+[.O12]+[.N12]+[.M12]+[.L12]+[.K12]+[.J12]+[.I12]+[.H12]+[.G12]+[.F12]+[.E12]+[.D12]" ns41:value-type="float" table:style-name="TL Data" office:value="6" office:value-type="float">
            <text:p>6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13]+[.W13]+[.V13]+[.U13]+[.T13]+[.S13]+[.R13]+[.Q13]+[.P13]+[.O13]+[.N13]+[.M13]+[.L13]+[.K13]+[.J13]+[.I13]+[.H13]+[.G13]+[.F13]+[.E13]+[.D13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Dwingelo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]+[.W17]+[.V17]+[.U17]+[.T17]+[.S17]+[.R17]+[.Q17]+[.P17]+[.O17]+[.N17]+[.M17]+[.L17]+[.K17]+[.J17]+[.I17]+[.H17]+[.G17]+[.F17]+[.E17]+[.D17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TL Data" office:value="11" office:value-type="float">
            <text:p>1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1]+[.W21]+[.V21]+[.U21]+[.T21]+[.S21]+[.R21]+[.Q21]+[.P21]+[.O21]+[.N21]+[.M21]+[.L21]+[.K21]+[.J21]+[.I21]+[.H21]+[.G21]+[.F21]+[.E21]+[.D21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Halvelte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2]+[.W22]+[.V22]+[.U22]+[.T22]+[.S22]+[.R22]+[.Q22]+[.P22]+[.O22]+[.N22]+[.M22]+[.L22]+[.K22]+[.J22]+[.I22]+[.H22]+[.G22]+[.F22]+[.E22]+[.D22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TL Data" office:value="7" office:value-type="float">
            <text:p>7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X25]+[.W25]+[.V25]+[.U25]+[.T25]+[.S25]+[.R25]+[.Q25]+[.P25]+[.O25]+[.N25]+[.M25]+[.L25]+[.K25]+[.J25]+[.I25]+[.H25]+[.G25]+[.F25]+[.E25]+[.D25]" ns41:value-type="float" table:style-name="TL Data" office:value="9" office:value-type="float">
            <text:p>9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Gas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7]+[.W27]+[.V27]+[.U27]+[.T27]+[.S27]+[.R27]+[.Q27]+[.P27]+[.O27]+[.N27]+[.M27]+[.L27]+[.K27]+[.J27]+[.I27]+[.H27]+[.G27]+[.F27]+[.E27]+[.D27]" ns41:value-type="float" table:style-name="TL Data" office:value="6" office:value-type="float">
            <text:p>6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]+[.W28]+[.V28]+[.U28]+[.T28]+[.S28]+[.R28]+[.Q28]+[.P28]+[.O28]+[.N28]+[.M28]+[.L28]+[.K28]+[.J28]+[.I28]+[.H28]+[.G28]+[.F28]+[.E28]+[.D28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9]+[.W29]+[.V29]+[.U29]+[.T29]+[.S29]+[.R29]+[.Q29]+[.P29]+[.O29]+[.N29]+[.M29]+[.L29]+[.K29]+[.J29]+[.I29]+[.H29]+[.G29]+[.F29]+[.E29]+[.D29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1]+[.W31]+[.V31]+[.U31]+[.T31]+[.S31]+[.R31]+[.Q31]+[.P31]+[.O31]+[.N31]+[.M31]+[.L31]+[.K31]+[.J31]+[.I31]+[.H31]+[.G31]+[.F31]+[.E31]+[.D31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32]+[.W32]+[.V32]+[.U32]+[.T32]+[.S32]+[.R32]+[.Q32]+[.P32]+[.O32]+[.N32]+[.M32]+[.L32]+[.K32]+[.J32]+[.I32]+[.H32]+[.G32]+[.F32]+[.E32]+[.D32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33]+[.W33]+[.V33]+[.U33]+[.T33]+[.S33]+[.R33]+[.Q33]+[.P33]+[.O33]+[.N33]+[.M33]+[.L33]+[.K33]+[.J33]+[.I33]+[.H33]+[.G33]+[.F33]+[.E33]+[.D33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4]+[.W34]+[.V34]+[.U34]+[.T34]+[.S34]+[.R34]+[.Q34]+[.P34]+[.O34]+[.N34]+[.M34]+[.L34]+[.K34]+[.J34]+[.I34]+[.H34]+[.G34]+[.F34]+[.E34]+[.D34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35]+[.W35]+[.V35]+[.U35]+[.T35]+[.S35]+[.R35]+[.Q35]+[.P35]+[.O35]+[.N35]+[.M35]+[.L35]+[.K35]+[.J35]+[.I35]+[.H35]+[.G35]+[.F35]+[.E35]+[.D35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36]+[.W36]+[.V36]+[.U36]+[.T36]+[.S36]+[.R36]+[.Q36]+[.P36]+[.O36]+[.N36]+[.M36]+[.L36]+[.K36]+[.J36]+[.I36]+[.H36]+[.G36]+[.F36]+[.E36]+[.D36]" ns41:value-type="float" table:style-name="TL Data" office:value="6" office:value-type="float">
            <text:p>6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TL Data" office:value="5" office:value-type="float">
            <text:p>5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Water</text:p>
          </table:table-cell>
          <table:table-cell table:style-name="Default"/>
          <table:table-cell table:style-name="ce38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[.X41]+[.W41]+[.V41]+[.U41]+[.T41]+[.S41]+[.R41]+[.Q41]+[.P41]+[.O41]+[.N41]+[.M41]+[.L41]+[.K41]+[.J41]+[.I41]+[.H41]+[.G41]+[.F41]+[.E41]+[.D41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2]+[.W42]+[.V42]+[.U42]+[.T42]+[.S42]+[.R42]+[.Q42]+[.P42]+[.O42]+[.N42]+[.M42]+[.L42]+[.K42]+[.J42]+[.I42]+[.H42]+[.G42]+[.F42]+[.E42]+[.D42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style-name="ce38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43]+[.W43]+[.V43]+[.U43]+[.T43]+[.S43]+[.R43]+[.Q43]+[.P43]+[.O43]+[.N43]+[.M43]+[.L43]+[.K43]+[.J43]+[.I43]+[.H43]+[.G43]+[.F43]+[.E43]+[.D43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6]+[.W46]+[.V46]+[.U46]+[.T46]+[.S46]+[.R46]+[.Q46]+[.P46]+[.O46]+[.N46]+[.M46]+[.L46]+[.K46]+[.J46]+[.I46]+[.H46]+[.G46]+[.F46]+[.E46]+[.D46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7]+[.W47]+[.V47]+[.U47]+[.T47]+[.S47]+[.R47]+[.Q47]+[.P47]+[.O47]+[.N47]+[.M47]+[.L47]+[.K47]+[.J47]+[.I47]+[.H47]+[.G47]+[.F47]+[.E47]+[.D47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Wijk (de)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48]+[.W48]+[.V48]+[.U48]+[.T48]+[.S48]+[.R48]+[.Q48]+[.P48]+[.O48]+[.N48]+[.M48]+[.L48]+[.K48]+[.J48]+[.I48]+[.H48]+[.G48]+[.F48]+[.E48]+[.D48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49]+[.W49]+[.V49]+[.U49]+[.T49]+[.S49]+[.R49]+[.Q49]+[.P49]+[.O49]+[.N49]+[.M49]+[.L49]+[.K49]+[.J49]+[.I49]+[.H49]+[.G49]+[.F49]+[.E49]+[.D49]" ns41:value-type="float" table:style-name="TL Data" office:value="4" office:value-type="float">
            <text:p>4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50]+[.W50]+[.V50]+[.U50]+[.T50]+[.S50]+[.R50]+[.Q50]+[.P50]+[.O50]+[.N50]+[.M50]+[.L50]+[.K50]+[.J50]+[.I50]+[.H50]+[.G50]+[.F50]+[.E50]+[.D50]" ns41:value-type="float" table:style-name="TL Data" office:value="3" office:value-type="float">
            <text:p>3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style-name="ce38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51]+[.W51]+[.V51]+[.U51]+[.T51]+[.S51]+[.R51]+[.Q51]+[.P51]+[.O51]+[.N51]+[.M51]+[.L51]+[.K51]+[.J51]+[.I51]+[.H51]+[.G51]+[.F51]+[.E51]+[.D51]" ns41:value-type="float" table:style-name="TL Data" office:value="2" office:value-type="float">
            <text:p>2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/>
          <table:table-cell table:style-name="Default"/>
          <table:table-cell table:style-name="ce38"/>
          <table:table-cell table:style-name="TL Data" table:number-columns-repeated="21"/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2" office:value-type="string">
            <text:p>Stoom</text:p>
          </table:table-cell>
          <table:table-cell table:style-name="Default"/>
          <table:table-cell table:formula="of:=[.D5]+[.D7]+[.D11]+[.D19]+[.D23]+[.D25]+[.D30]+[.D33]+[.D35]+[.D43]" ns41:value-type="float" table:style-name="ce38" office:value-type="float" office:value="0">
            <text:p>0</text:p>
          </table:table-cell>
          <table:table-cell table:formula="of:=[.E5]+[.E7]+[.E11]+[.E19]+[.E23]+[.E25]+[.E30]+[.E33]+[.E35]+[.E43]" ns41:value-type="float" table:style-name="TL Data" office:value="0" office:value-type="float">
            <text:p>0</text:p>
          </table:table-cell>
          <table:table-cell table:formula="of:=[.F5]+[.F7]+[.F11]+[.F19]+[.F23]+[.F25]+[.F30]+[.F33]+[.F35]+[.F43]" ns41:value-type="float" table:style-name="TL Data" office:value="1" office:value-type="float">
            <text:p>1</text:p>
          </table:table-cell>
          <table:table-cell table:formula="of:=[.G5]+[.G7]+[.G11]+[.G19]+[.G23]+[.G25]+[.G30]+[.G33]+[.G35]+[.G43]" ns41:value-type="float" table:style-name="TL Data" office:value="0" office:value-type="float">
            <text:p>0</text:p>
          </table:table-cell>
          <table:table-cell table:formula="of:=[.H5]+[.H7]+[.H11]+[.H19]+[.H23]+[.H25]+[.H30]+[.H33]+[.H35]+[.H43]" ns41:value-type="float" table:style-name="TL Data" office:value="1" office:value-type="float">
            <text:p>1</text:p>
          </table:table-cell>
          <table:table-cell table:formula="of:=[.I5]+[.I7]+[.I11]+[.I19]+[.I23]+[.I25]+[.I30]+[.I33]+[.I35]+[.I43]" ns41:value-type="float" table:style-name="TL Data" office:value="1" office:value-type="float">
            <text:p>1</text:p>
          </table:table-cell>
          <table:table-cell table:formula="of:=[.J5]+[.J7]+[.J11]+[.J19]+[.J23]+[.J25]+[.J30]+[.J33]+[.J35]+[.J43]" ns41:value-type="float" table:style-name="TL Data" office:value="0" office:value-type="float">
            <text:p>0</text:p>
          </table:table-cell>
          <table:table-cell table:formula="of:=[.K5]+[.K7]+[.K11]+[.K19]+[.K23]+[.K25]+[.K30]+[.K33]+[.K35]+[.K43]" ns41:value-type="float" table:style-name="TL Data" office:value="0" office:value-type="float">
            <text:p>0</text:p>
          </table:table-cell>
          <table:table-cell table:formula="of:=[.L5]+[.L7]+[.L11]+[.L19]+[.L23]+[.L25]+[.L30]+[.L33]+[.L35]+[.L43]" ns41:value-type="float" table:style-name="TL Data" office:value="2" office:value-type="float">
            <text:p>2</text:p>
          </table:table-cell>
          <table:table-cell table:formula="of:=[.M5]+[.M7]+[.M11]+[.M19]+[.M23]+[.M25]+[.M30]+[.M33]+[.M35]+[.M43]" ns41:value-type="float" table:style-name="TL Data" office:value="1" office:value-type="float">
            <text:p>1</text:p>
          </table:table-cell>
          <table:table-cell table:formula="of:=[.N5]+[.N7]+[.N11]+[.N19]+[.N23]+[.N25]+[.N30]+[.N33]+[.N35]+[.N43]" ns41:value-type="float" table:style-name="TL Data" office:value="0" office:value-type="float">
            <text:p>0</text:p>
          </table:table-cell>
          <table:table-cell table:formula="of:=[.O5]+[.O7]+[.O11]+[.O19]+[.O23]+[.O25]+[.O30]+[.O33]+[.O35]+[.O43]" ns41:value-type="float" table:style-name="TL Data" office:value="0" office:value-type="float">
            <text:p>0</text:p>
          </table:table-cell>
          <table:table-cell table:formula="of:=[.P5]+[.P7]+[.P11]+[.P19]+[.P23]+[.P25]+[.P30]+[.P33]+[.P35]+[.P43]" ns41:value-type="float" table:style-name="TL Data" office:value="0" office:value-type="float">
            <text:p>0</text:p>
          </table:table-cell>
          <table:table-cell table:formula="of:=[.Q5]+[.Q7]+[.Q11]+[.Q19]+[.Q23]+[.Q25]+[.Q30]+[.Q33]+[.Q35]+[.Q43]" ns41:value-type="float" table:style-name="TL Data" office:value="0" office:value-type="float">
            <text:p>0</text:p>
          </table:table-cell>
          <table:table-cell table:formula="of:=[.R5]+[.R7]+[.R11]+[.R19]+[.R23]+[.R25]+[.R30]+[.R33]+[.R35]+[.R43]" ns41:value-type="float" table:style-name="TL Data" office:value="2" office:value-type="float">
            <text:p>2</text:p>
          </table:table-cell>
          <table:table-cell table:formula="of:=[.S5]+[.S7]+[.S11]+[.S19]+[.S23]+[.S25]+[.S30]+[.S33]+[.S35]+[.S43]" ns41:value-type="float" table:style-name="TL Data" office:value="10" office:value-type="float">
            <text:p>10</text:p>
          </table:table-cell>
          <table:table-cell table:formula="of:=[.T5]+[.T7]+[.T11]+[.T19]+[.T23]+[.T25]+[.T30]+[.T33]+[.T35]+[.T43]" ns41:value-type="float" table:style-name="TL Data" office:value="0" office:value-type="float">
            <text:p>0</text:p>
          </table:table-cell>
          <table:table-cell table:formula="of:=[.U5]+[.U7]+[.U11]+[.U19]+[.U23]+[.U25]+[.U30]+[.U33]+[.U35]+[.U43]" ns41:value-type="float" table:style-name="TL Data" office:value="0" office:value-type="float">
            <text:p>0</text:p>
          </table:table-cell>
          <table:table-cell table:formula="of:=[.V5]+[.V7]+[.V11]+[.V19]+[.V23]+[.V25]+[.V30]+[.V33]+[.V35]+[.V43]" ns41:value-type="float" table:style-name="TL Data" office:value="4" office:value-type="float">
            <text:p>4</text:p>
          </table:table-cell>
          <table:table-cell table:formula="of:=[.W5]+[.W7]+[.W11]+[.W19]+[.W23]+[.W25]+[.W30]+[.W33]+[.W35]+[.W43]" ns41:value-type="float" table:style-name="TL Data" office:value="5" office:value-type="float">
            <text:p>5</text:p>
          </table:table-cell>
          <table:table-cell table:formula="of:=[.X5]+[.X7]+[.X11]+[.X19]+[.X23]+[.X25]+[.X30]+[.X33]+[.X35]+[.X43]" ns41:value-type="float" table:style-name="TL Data" office:value="0" office:value-type="float">
            <text:p>0</text:p>
          </table:table-cell>
          <table:table-cell table:formula="of:=[.X53]+[.W53]+[.V53]+[.U53]+[.T53]+[.S53]+[.R53]+[.Q53]+[.P53]+[.O53]+[.N53]+[.M53]+[.L53]+[.K53]+[.J53]+[.I53]+[.H53]+[.G53]+[.F53]+[.E53]+[.D53]" ns41:value-type="float" table:style-name="TL Data" office:value="27" office:value-type="float">
            <text:p>27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2" office:value-type="string">
            <text:p>Gas</text:p>
          </table:table-cell>
          <table:table-cell table:style-name="Default"/>
          <table:table-cell table:formula="of:=[.D8]+[.D26]" ns41:value-type="float" table:style-name="ce38" office:value-type="float" office:value="0">
            <text:p>0</text:p>
          </table:table-cell>
          <table:table-cell table:formula="of:=[.E8]+[.E26]" ns41:value-type="float" table:style-name="TL Data" office:value="3" office:value-type="float">
            <text:p>3</text:p>
          </table:table-cell>
          <table:table-cell table:formula="of:=[.F8]+[.F26]" ns41:value-type="float" table:style-name="TL Data" office:value="0" office:value-type="float">
            <text:p>0</text:p>
          </table:table-cell>
          <table:table-cell table:formula="of:=[.G8]+[.G26]" ns41:value-type="float" table:style-name="TL Data" office:value="0" office:value-type="float">
            <text:p>0</text:p>
          </table:table-cell>
          <table:table-cell table:formula="of:=[.H8]+[.H26]" ns41:value-type="float" table:style-name="TL Data" office:value="0" office:value-type="float">
            <text:p>0</text:p>
          </table:table-cell>
          <table:table-cell table:formula="of:=[.I8]+[.I26]" ns41:value-type="float" table:style-name="TL Data" office:value="0" office:value-type="float">
            <text:p>0</text:p>
          </table:table-cell>
          <table:table-cell table:formula="of:=[.J8]+[.J26]" ns41:value-type="float" table:style-name="TL Data" office:value="0" office:value-type="float">
            <text:p>0</text:p>
          </table:table-cell>
          <table:table-cell table:formula="of:=[.K8]+[.K26]" ns41:value-type="float" table:style-name="TL Data" office:value="0" office:value-type="float">
            <text:p>0</text:p>
          </table:table-cell>
          <table:table-cell table:formula="of:=[.L8]+[.L26]" ns41:value-type="float" table:style-name="TL Data" office:value="0" office:value-type="float">
            <text:p>0</text:p>
          </table:table-cell>
          <table:table-cell table:formula="of:=[.M8]+[.M26]" ns41:value-type="float" table:style-name="TL Data" office:value="0" office:value-type="float">
            <text:p>0</text:p>
          </table:table-cell>
          <table:table-cell table:formula="of:=[.N8]+[.N26]" ns41:value-type="float" table:style-name="TL Data" office:value="0" office:value-type="float">
            <text:p>0</text:p>
          </table:table-cell>
          <table:table-cell table:formula="of:=[.O8]+[.O26]" ns41:value-type="float" table:style-name="TL Data" office:value="0" office:value-type="float">
            <text:p>0</text:p>
          </table:table-cell>
          <table:table-cell table:formula="of:=[.P8]+[.P26]" ns41:value-type="float" table:style-name="TL Data" office:value="0" office:value-type="float">
            <text:p>0</text:p>
          </table:table-cell>
          <table:table-cell table:formula="of:=[.Q8]+[.Q26]" ns41:value-type="float" table:style-name="TL Data" office:value="0" office:value-type="float">
            <text:p>0</text:p>
          </table:table-cell>
          <table:table-cell table:formula="of:=[.R8]+[.R26]" ns41:value-type="float" table:style-name="TL Data" office:value="0" office:value-type="float">
            <text:p>0</text:p>
          </table:table-cell>
          <table:table-cell table:formula="of:=[.S8]+[.S26]" ns41:value-type="float" table:style-name="TL Data" office:value="1" office:value-type="float">
            <text:p>1</text:p>
          </table:table-cell>
          <table:table-cell table:formula="of:=[.T8]+[.T26]" ns41:value-type="float" table:style-name="TL Data" office:value="0" office:value-type="float">
            <text:p>0</text:p>
          </table:table-cell>
          <table:table-cell table:formula="of:=[.U8]+[.U26]" ns41:value-type="float" table:style-name="TL Data" office:value="0" office:value-type="float">
            <text:p>0</text:p>
          </table:table-cell>
          <table:table-cell table:formula="of:=[.V8]+[.V26]" ns41:value-type="float" table:style-name="TL Data" office:value="1" office:value-type="float">
            <text:p>1</text:p>
          </table:table-cell>
          <table:table-cell table:formula="of:=[.W8]+[.W26]" ns41:value-type="float" table:style-name="TL Data" office:value="0" office:value-type="float">
            <text:p>0</text:p>
          </table:table-cell>
          <table:table-cell table:formula="of:=[.X8]+[.X26]" ns41:value-type="float" table:style-name="TL Data" office:value="0" office:value-type="float">
            <text:p>0</text:p>
          </table:table-cell>
          <table:table-cell table:formula="of:=[.X54]+[.W54]+[.V54]+[.U54]+[.T54]+[.S54]+[.R54]+[.Q54]+[.P54]+[.O54]+[.N54]+[.M54]+[.L54]+[.K54]+[.J54]+[.I54]+[.H54]+[.G54]+[.F54]+[.E54]+[.D54]" ns41:value-type="float" table:style-name="TL Data" office:value="5" office:value-type="float">
            <text:p>5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2" office:value-type="string">
            <text:p>Water</text:p>
          </table:table-cell>
          <table:table-cell table:style-name="Default"/>
          <table:table-cell table:formula="of:=[.D41]" ns41:value-type="float" table:style-name="ce38" office:value-type="float" office:value="0">
            <text:p>0</text:p>
          </table:table-cell>
          <table:table-cell table:formula="of:=[.E41]" ns41:value-type="float" table:style-name="TL Data" office:value="0" office:value-type="float">
            <text:p>0</text:p>
          </table:table-cell>
          <table:table-cell table:formula="of:=[.F41]" ns41:value-type="float" table:style-name="TL Data" office:value="0" office:value-type="float">
            <text:p>0</text:p>
          </table:table-cell>
          <table:table-cell table:formula="of:=[.G41]" ns41:value-type="float" table:style-name="TL Data" office:value="0" office:value-type="float">
            <text:p>0</text:p>
          </table:table-cell>
          <table:table-cell table:formula="of:=[.H41]" ns41:value-type="float" table:style-name="TL Data" office:value="0" office:value-type="float">
            <text:p>0</text:p>
          </table:table-cell>
          <table:table-cell table:formula="of:=[.I41]" ns41:value-type="float" table:style-name="TL Data" office:value="0" office:value-type="float">
            <text:p>0</text:p>
          </table:table-cell>
          <table:table-cell table:formula="of:=[.J41]" ns41:value-type="float" table:style-name="TL Data" office:value="0" office:value-type="float">
            <text:p>0</text:p>
          </table:table-cell>
          <table:table-cell table:formula="of:=[.K41]" ns41:value-type="float" table:style-name="TL Data" office:value="0" office:value-type="float">
            <text:p>0</text:p>
          </table:table-cell>
          <table:table-cell table:formula="of:=[.L41]" ns41:value-type="float" table:style-name="TL Data" office:value="1" office:value-type="float">
            <text:p>1</text:p>
          </table:table-cell>
          <table:table-cell table:formula="of:=[.M41]" ns41:value-type="float" table:style-name="TL Data" office:value="0" office:value-type="float">
            <text:p>0</text:p>
          </table:table-cell>
          <table:table-cell table:formula="of:=[.N41]" ns41:value-type="float" table:style-name="TL Data" office:value="0" office:value-type="float">
            <text:p>0</text:p>
          </table:table-cell>
          <table:table-cell table:formula="of:=[.O41]" ns41:value-type="float" table:style-name="TL Data" office:value="0" office:value-type="float">
            <text:p>0</text:p>
          </table:table-cell>
          <table:table-cell table:formula="of:=[.P41]" ns41:value-type="float" table:style-name="TL Data" office:value="0" office:value-type="float">
            <text:p>0</text:p>
          </table:table-cell>
          <table:table-cell table:formula="of:=[.Q41]" ns41:value-type="float" table:style-name="TL Data" office:value="0" office:value-type="float">
            <text:p>0</text:p>
          </table:table-cell>
          <table:table-cell table:formula="of:=[.R41]" ns41:value-type="float" table:style-name="TL Data" office:value="0" office:value-type="float">
            <text:p>0</text:p>
          </table:table-cell>
          <table:table-cell table:formula="of:=[.S41]" ns41:value-type="float" table:style-name="TL Data" office:value="0" office:value-type="float">
            <text:p>0</text:p>
          </table:table-cell>
          <table:table-cell table:formula="of:=[.T41]" ns41:value-type="float" table:style-name="TL Data" office:value="0" office:value-type="float">
            <text:p>0</text:p>
          </table:table-cell>
          <table:table-cell table:formula="of:=[.U41]" ns41:value-type="float" table:style-name="TL Data" office:value="0" office:value-type="float">
            <text:p>0</text:p>
          </table:table-cell>
          <table:table-cell table:formula="of:=[.V41]" ns41:value-type="float" table:style-name="TL Data" office:value="0" office:value-type="float">
            <text:p>0</text:p>
          </table:table-cell>
          <table:table-cell table:formula="of:=[.W41]" ns41:value-type="float" table:style-name="TL Data" office:value="0" office:value-type="float">
            <text:p>0</text:p>
          </table:table-cell>
          <table:table-cell table:formula="of:=[.X41]" ns41:value-type="float" table:style-name="TL Data" office:value="0" office:value-type="float">
            <text:p>0</text:p>
          </table:table-cell>
          <table:table-cell table:formula="of:=[.X55]+[.W55]+[.V55]+[.U55]+[.T55]+[.S55]+[.R55]+[.Q55]+[.P55]+[.O55]+[.N55]+[.M55]+[.L55]+[.K55]+[.J55]+[.I55]+[.H55]+[.G55]+[.F55]+[.E55]+[.D55]"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3">
          <table:table-cell ns41:value-type="string" table:style-name="ce6" office:value-type="string">
            <text:p>Totaal</text:p>
          </table:table-cell>
          <table:table-cell ns41:value-type="string" table:style-name="ce12" office:value-type="string">
            <text:p>Wind</text:p>
          </table:table-cell>
          <table:table-cell table:style-name="Default"/>
          <table:table-cell table:formula="of:=[.D51]+[.D50]+[.D49]+[.D48]+[.D47]+[.D46]+[.D45]+[.D44]+[.D42]+[.D40]+[.D39]+[.D38]+[.D37]+[.D36]+[.D34]+[.D32]+[.D31]+[.D29]+[.D28]+[.D27]+[.D24]+[.D22]+[.D21]+[.D20]+[.D18]+[.D17]+[.D16]+[.D15]+[.D14]+[.D13]+[.D12]+[.D10]+[.D9]+[.D6]" ns41:value-type="float" table:style-name="ce38" office:value-type="float" office:value="0">
            <text:p>0</text:p>
          </table:table-cell>
          <table:table-cell table:formula="of:=[.E51]+[.E50]+[.E49]+[.E48]+[.E47]+[.E46]+[.E45]+[.E44]+[.E42]+[.E40]+[.E39]+[.E38]+[.E37]+[.E36]+[.E34]+[.E32]+[.E31]+[.E29]+[.E28]+[.E27]+[.E24]+[.E22]+[.E21]+[.E20]+[.E18]+[.E17]+[.E16]+[.E15]+[.E14]+[.E13]+[.E12]+[.E10]+[.E9]+[.E6]" ns41:value-type="float" table:style-name="TL Data" office:value="0" office:value-type="float">
            <text:p>0</text:p>
          </table:table-cell>
          <table:table-cell table:formula="of:=[.F51]+[.F50]+[.F49]+[.F48]+[.F47]+[.F46]+[.F45]+[.F44]+[.F42]+[.F40]+[.F39]+[.F38]+[.F37]+[.F36]+[.F34]+[.F32]+[.F31]+[.F29]+[.F28]+[.F27]+[.F24]+[.F22]+[.F21]+[.F20]+[.F18]+[.F17]+[.F16]+[.F15]+[.F14]+[.F13]+[.F12]+[.F10]+[.F9]+[.F6]" ns41:value-type="float" table:style-name="TL Data" office:value="0" office:value-type="float">
            <text:p>0</text:p>
          </table:table-cell>
          <table:table-cell table:formula="of:=[.G51]+[.G50]+[.G49]+[.G48]+[.G47]+[.G46]+[.G45]+[.G44]+[.G42]+[.G40]+[.G39]+[.G38]+[.G37]+[.G36]+[.G34]+[.G32]+[.G31]+[.G29]+[.G28]+[.G27]+[.G24]+[.G22]+[.G21]+[.G20]+[.G18]+[.G17]+[.G16]+[.G15]+[.G14]+[.G13]+[.G12]+[.G10]+[.G9]+[.G6]" ns41:value-type="float" table:style-name="TL Data" office:value="0" office:value-type="float">
            <text:p>0</text:p>
          </table:table-cell>
          <table:table-cell table:formula="of:=[.H51]+[.H50]+[.H49]+[.H48]+[.H47]+[.H46]+[.H45]+[.H44]+[.H42]+[.H40]+[.H39]+[.H38]+[.H37]+[.H36]+[.H34]+[.H32]+[.H31]+[.H29]+[.H28]+[.H27]+[.H24]+[.H22]+[.H21]+[.H20]+[.H18]+[.H17]+[.H16]+[.H15]+[.H14]+[.H13]+[.H12]+[.H10]+[.H9]+[.H6]" ns41:value-type="float" table:style-name="TL Data" office:value="1" office:value-type="float">
            <text:p>1</text:p>
          </table:table-cell>
          <table:table-cell table:formula="of:=[.I51]+[.I50]+[.I49]+[.I48]+[.I47]+[.I46]+[.I45]+[.I44]+[.I42]+[.I40]+[.I39]+[.I38]+[.I37]+[.I36]+[.I34]+[.I32]+[.I31]+[.I29]+[.I28]+[.I27]+[.I24]+[.I22]+[.I21]+[.I20]+[.I18]+[.I17]+[.I16]+[.I15]+[.I14]+[.I13]+[.I12]+[.I10]+[.I9]+[.I6]" ns41:value-type="float" table:style-name="TL Data" office:value="0" office:value-type="float">
            <text:p>0</text:p>
          </table:table-cell>
          <table:table-cell table:formula="of:=[.J51]+[.J50]+[.J49]+[.J48]+[.J47]+[.J46]+[.J45]+[.J44]+[.J42]+[.J40]+[.J39]+[.J38]+[.J37]+[.J36]+[.J34]+[.J32]+[.J31]+[.J29]+[.J28]+[.J27]+[.J24]+[.J22]+[.J21]+[.J20]+[.J18]+[.J17]+[.J16]+[.J15]+[.J14]+[.J13]+[.J12]+[.J10]+[.J9]+[.J6]" ns41:value-type="float" table:style-name="TL Data" office:value="0" office:value-type="float">
            <text:p>0</text:p>
          </table:table-cell>
          <table:table-cell table:formula="of:=[.K51]+[.K50]+[.K49]+[.K48]+[.K47]+[.K46]+[.K45]+[.K44]+[.K42]+[.K40]+[.K39]+[.K38]+[.K37]+[.K36]+[.K34]+[.K32]+[.K31]+[.K29]+[.K28]+[.K27]+[.K24]+[.K22]+[.K21]+[.K20]+[.K18]+[.K17]+[.K16]+[.K15]+[.K14]+[.K13]+[.K12]+[.K10]+[.K9]+[.K6]" ns41:value-type="float" table:style-name="TL Data" office:value="0" office:value-type="float">
            <text:p>0</text:p>
          </table:table-cell>
          <table:table-cell table:formula="of:=[.L51]+[.L50]+[.L49]+[.L48]+[.L47]+[.L46]+[.L45]+[.L44]+[.L42]+[.L40]+[.L39]+[.L38]+[.L37]+[.L36]+[.L34]+[.L32]+[.L31]+[.L29]+[.L28]+[.L27]+[.L24]+[.L22]+[.L21]+[.L20]+[.L18]+[.L17]+[.L16]+[.L15]+[.L14]+[.L13]+[.L12]+[.L10]+[.L9]+[.L6]" ns41:value-type="float" table:style-name="TL Data" office:value="0" office:value-type="float">
            <text:p>0</text:p>
          </table:table-cell>
          <table:table-cell table:formula="of:=[.M51]+[.M50]+[.M49]+[.M48]+[.M47]+[.M46]+[.M45]+[.M44]+[.M42]+[.M40]+[.M39]+[.M38]+[.M37]+[.M36]+[.M34]+[.M32]+[.M31]+[.M29]+[.M28]+[.M27]+[.M24]+[.M22]+[.M21]+[.M20]+[.M18]+[.M17]+[.M16]+[.M15]+[.M14]+[.M13]+[.M12]+[.M10]+[.M9]+[.M6]" ns41:value-type="float" table:style-name="TL Data" office:value="0" office:value-type="float">
            <text:p>0</text:p>
          </table:table-cell>
          <table:table-cell table:formula="of:=[.N51]+[.N50]+[.N49]+[.N48]+[.N47]+[.N46]+[.N45]+[.N44]+[.N42]+[.N40]+[.N39]+[.N38]+[.N37]+[.N36]+[.N34]+[.N32]+[.N31]+[.N29]+[.N28]+[.N27]+[.N24]+[.N22]+[.N21]+[.N20]+[.N18]+[.N17]+[.N16]+[.N15]+[.N14]+[.N13]+[.N12]+[.N10]+[.N9]+[.N6]" ns41:value-type="float" table:style-name="TL Data" office:value="0" office:value-type="float">
            <text:p>0</text:p>
          </table:table-cell>
          <table:table-cell table:formula="of:=[.O51]+[.O50]+[.O49]+[.O48]+[.O47]+[.O46]+[.O45]+[.O44]+[.O42]+[.O40]+[.O39]+[.O38]+[.O37]+[.O36]+[.O34]+[.O32]+[.O31]+[.O29]+[.O28]+[.O27]+[.O24]+[.O22]+[.O21]+[.O20]+[.O18]+[.O17]+[.O16]+[.O15]+[.O14]+[.O13]+[.O12]+[.O10]+[.O9]+[.O6]" ns41:value-type="float" table:style-name="TL Data" office:value="0" office:value-type="float">
            <text:p>0</text:p>
          </table:table-cell>
          <table:table-cell table:formula="of:=[.P51]+[.P50]+[.P49]+[.P48]+[.P47]+[.P46]+[.P45]+[.P44]+[.P42]+[.P40]+[.P39]+[.P38]+[.P37]+[.P36]+[.P34]+[.P32]+[.P31]+[.P29]+[.P28]+[.P27]+[.P24]+[.P22]+[.P21]+[.P20]+[.P18]+[.P17]+[.P16]+[.P15]+[.P14]+[.P13]+[.P12]+[.P10]+[.P9]+[.P6]" ns41:value-type="float" table:style-name="TL Data" office:value="0" office:value-type="float">
            <text:p>0</text:p>
          </table:table-cell>
          <table:table-cell table:formula="of:=[.Q51]+[.Q50]+[.Q49]+[.Q48]+[.Q47]+[.Q46]+[.Q45]+[.Q44]+[.Q42]+[.Q40]+[.Q39]+[.Q38]+[.Q37]+[.Q36]+[.Q34]+[.Q32]+[.Q31]+[.Q29]+[.Q28]+[.Q27]+[.Q24]+[.Q22]+[.Q21]+[.Q20]+[.Q18]+[.Q17]+[.Q16]+[.Q15]+[.Q14]+[.Q13]+[.Q12]+[.Q10]+[.Q9]+[.Q6]" ns41:value-type="float" table:style-name="TL Data" office:value="0" office:value-type="float">
            <text:p>0</text:p>
          </table:table-cell>
          <table:table-cell table:formula="of:=[.R51]+[.R50]+[.R49]+[.R48]+[.R47]+[.R46]+[.R45]+[.R44]+[.R42]+[.R40]+[.R39]+[.R38]+[.R37]+[.R36]+[.R34]+[.R32]+[.R31]+[.R29]+[.R28]+[.R27]+[.R24]+[.R22]+[.R21]+[.R20]+[.R18]+[.R17]+[.R16]+[.R15]+[.R14]+[.R13]+[.R12]+[.R10]+[.R9]+[.R6]" ns41:value-type="float" table:style-name="TL Data" office:value="3" office:value-type="float">
            <text:p>3</text:p>
          </table:table-cell>
          <table:table-cell table:formula="of:=[.S51]+[.S50]+[.S49]+[.S48]+[.S47]+[.S46]+[.S45]+[.S44]+[.S42]+[.S40]+[.S39]+[.S38]+[.S37]+[.S36]+[.S34]+[.S32]+[.S31]+[.S29]+[.S28]+[.S27]+[.S24]+[.S22]+[.S21]+[.S20]+[.S18]+[.S17]+[.S16]+[.S15]+[.S14]+[.S13]+[.S12]+[.S10]+[.S9]+[.S6]" ns41:value-type="float" table:style-name="TL Data" office:value="119" office:value-type="float">
            <text:p>119</text:p>
          </table:table-cell>
          <table:table-cell table:formula="of:=[.T51]+[.T50]+[.T49]+[.T48]+[.T47]+[.T46]+[.T45]+[.T44]+[.T42]+[.T40]+[.T39]+[.T38]+[.T37]+[.T36]+[.T34]+[.T32]+[.T31]+[.T29]+[.T28]+[.T27]+[.T24]+[.T22]+[.T21]+[.T20]+[.T18]+[.T17]+[.T16]+[.T15]+[.T14]+[.T13]+[.T12]+[.T10]+[.T9]+[.T6]" ns41:value-type="float" table:style-name="TL Data" office:value="0" office:value-type="float">
            <text:p>0</text:p>
          </table:table-cell>
          <table:table-cell table:formula="of:=[.U51]+[.U50]+[.U49]+[.U48]+[.U47]+[.U46]+[.U45]+[.U44]+[.U42]+[.U40]+[.U39]+[.U38]+[.U37]+[.U36]+[.U34]+[.U32]+[.U31]+[.U29]+[.U28]+[.U27]+[.U24]+[.U22]+[.U21]+[.U20]+[.U18]+[.U17]+[.U16]+[.U15]+[.U14]+[.U13]+[.U12]+[.U10]+[.U9]+[.U6]" ns41:value-type="float" table:style-name="TL Data" office:value="0" office:value-type="float">
            <text:p>0</text:p>
          </table:table-cell>
          <table:table-cell table:formula="of:=[.V51]+[.V50]+[.V49]+[.V48]+[.V47]+[.V46]+[.V45]+[.V44]+[.V42]+[.V40]+[.V39]+[.V38]+[.V37]+[.V36]+[.V34]+[.V32]+[.V31]+[.V29]+[.V28]+[.V27]+[.V24]+[.V22]+[.V21]+[.V20]+[.V18]+[.V17]+[.V16]+[.V15]+[.V14]+[.V13]+[.V12]+[.V10]+[.V9]+[.V6]" ns41:value-type="float" table:style-name="TL Data" office:value="4" office:value-type="float">
            <text:p>4</text:p>
          </table:table-cell>
          <table:table-cell table:formula="of:=[.W51]+[.W50]+[.W49]+[.W48]+[.W47]+[.W46]+[.W45]+[.W44]+[.W42]+[.W40]+[.W39]+[.W38]+[.W37]+[.W36]+[.W34]+[.W32]+[.W31]+[.W29]+[.W28]+[.W27]+[.W24]+[.W22]+[.W21]+[.W20]+[.W18]+[.W17]+[.W16]+[.W15]+[.W14]+[.W13]+[.W12]+[.W10]+[.W9]+[.W6]" ns41:value-type="float" table:style-name="TL Data" office:value="0" office:value-type="float">
            <text:p>0</text:p>
          </table:table-cell>
          <table:table-cell table:formula="of:=[.X51]+[.X50]+[.X49]+[.X48]+[.X47]+[.X46]+[.X45]+[.X44]+[.X42]+[.X40]+[.X39]+[.X38]+[.X37]+[.X36]+[.X34]+[.X32]+[.X31]+[.X29]+[.X28]+[.X27]+[.X24]+[.X22]+[.X21]+[.X20]+[.X18]+[.X17]+[.X16]+[.X15]+[.X14]+[.X13]+[.X12]+[.X10]+[.X9]+[.X6]" ns41:value-type="float" table:style-name="TL Data" office:value="2" office:value-type="float">
            <text:p>2</text:p>
          </table:table-cell>
          <table:table-cell table:formula="of:=[.X56]+[.W56]+[.V56]+[.U56]+[.T56]+[.S56]+[.R56]+[.Q56]+[.P56]+[.O56]+[.N56]+[.M56]+[.L56]+[.K56]+[.J56]+[.I56]+[.H56]+[.G56]+[.F56]+[.E56]+[.D56]" ns41:value-type="float" table:style-name="TL Data" office:value="129" office:value-type="float">
            <text:p>129</text:p>
          </table:table-cell>
          <table:table-cell ns41:value-type="string" table:style-name="ce23" office:value-type="string">
            <text:p>BT_1889</text:p>
          </table:table-cell>
          <table:table-cell ns41:value-type="string" table:style-name="ce21" office:value-type="string">
            <text:p>05_T5</text:p>
          </table:table-cell>
          <table:table-cell ns41:value-type="float" table:style-name="ce29" office:value="212" office:value-type="float">
            <text:p>212</text:p>
          </table:table-cell>
          <table:table-cell ns41:value-type="float" table:style-name="ce29" office:value="213" office:value-type="float">
            <text:p>213</text:p>
          </table:table-cell>
          <table:table-cell ns41:value-type="string" table:style-name="ce21" office:value-type="string">
            <text:p>DR</text:p>
          </table:table-cell>
          <table:table-cell ns41:value-type="string" table:style-name="ce34" office:value-type="string">
            <text:p>31_0108</text:p>
          </table:table-cell>
          <table:table-cell table:number-columns-repeated="993"/>
        </table:table-row>
        <table:table-row table:style-name="ro1">
          <table:table-cell ns41:value-type="string" table:style-name="ce7" office:value-type="string">
            <text:p>Algemeen totaal</text:p>
          </table:table-cell>
          <table:table-cell table:style-name="ce13"/>
          <table:table-cell table:style-name="Default"/>
          <table:table-cell table:formula="of:=[.D53]+[.D54]+[.D55]+[.D56]" ns41:value-type="float" table:style-name="ce39" office:value-type="float" office:value="0">
            <text:p>0</text:p>
          </table:table-cell>
          <table:table-cell table:formula="of:=[.E53]+[.E54]+[.E55]+[.E56]" ns41:value-type="float" table:style-name="ce18" office:value-type="float" office:value="3">
            <text:p>3</text:p>
          </table:table-cell>
          <table:table-cell table:formula="of:=[.F53]+[.F54]+[.F55]+[.F56]" ns41:value-type="float" table:style-name="ce18" office:value-type="float" office:value="1">
            <text:p>1</text:p>
          </table:table-cell>
          <table:table-cell table:formula="of:=[.G53]+[.G54]+[.G55]+[.G56]" ns41:value-type="float" table:style-name="ce18" office:value-type="float" office:value="0">
            <text:p>0</text:p>
          </table:table-cell>
          <table:table-cell table:formula="of:=[.H53]+[.H54]+[.H55]+[.H56]" ns41:value-type="float" table:style-name="ce18" office:value-type="float" office:value="2">
            <text:p>2</text:p>
          </table:table-cell>
          <table:table-cell table:formula="of:=[.I53]+[.I54]+[.I55]+[.I56]" ns41:value-type="float" table:style-name="ce18" office:value-type="float" office:value="1">
            <text:p>1</text:p>
          </table:table-cell>
          <table:table-cell table:formula="of:=[.J53]+[.J54]+[.J55]+[.J56]" ns41:value-type="float" table:style-name="ce18" office:value-type="float" office:value="0">
            <text:p>0</text:p>
          </table:table-cell>
          <table:table-cell table:formula="of:=[.K53]+[.K54]+[.K55]+[.K56]" ns41:value-type="float" table:style-name="ce18" office:value-type="float" office:value="0">
            <text:p>0</text:p>
          </table:table-cell>
          <table:table-cell table:formula="of:=[.L53]+[.L54]+[.L55]+[.L56]" ns41:value-type="float" table:style-name="ce18" office:value-type="float" office:value="3">
            <text:p>3</text:p>
          </table:table-cell>
          <table:table-cell table:formula="of:=[.M53]+[.M54]+[.M55]+[.M56]" ns41:value-type="float" table:style-name="ce18" office:value-type="float" office:value="1">
            <text:p>1</text:p>
          </table:table-cell>
          <table:table-cell table:formula="of:=[.N53]+[.N54]+[.N55]+[.N56]" ns41:value-type="float" table:style-name="ce18" office:value-type="float" office:value="0">
            <text:p>0</text:p>
          </table:table-cell>
          <table:table-cell table:formula="of:=[.O53]+[.O54]+[.O55]+[.O56]" ns41:value-type="float" table:style-name="ce18" office:value-type="float" office:value="0">
            <text:p>0</text:p>
          </table:table-cell>
          <table:table-cell table:formula="of:=[.P53]+[.P54]+[.P55]+[.P56]" ns41:value-type="float" table:style-name="ce18" office:value-type="float" office:value="0">
            <text:p>0</text:p>
          </table:table-cell>
          <table:table-cell table:formula="of:=[.Q53]+[.Q54]+[.Q55]+[.Q56]" ns41:value-type="float" table:style-name="ce18" office:value-type="float" office:value="0">
            <text:p>0</text:p>
          </table:table-cell>
          <table:table-cell table:formula="of:=[.R53]+[.R54]+[.R55]+[.R56]" ns41:value-type="float" table:style-name="ce18" office:value-type="float" office:value="5">
            <text:p>5</text:p>
          </table:table-cell>
          <table:table-cell table:formula="of:=[.S53]+[.S54]+[.S55]+[.S56]" ns41:value-type="float" table:style-name="ce18" office:value-type="float" office:value="130">
            <text:p>130</text:p>
          </table:table-cell>
          <table:table-cell table:formula="of:=[.T53]+[.T54]+[.T55]+[.T56]" ns41:value-type="float" table:style-name="ce18" office:value-type="float" office:value="0">
            <text:p>0</text:p>
          </table:table-cell>
          <table:table-cell table:formula="of:=[.U53]+[.U54]+[.U55]+[.U56]" ns41:value-type="float" table:style-name="ce18" office:value-type="float" office:value="0">
            <text:p>0</text:p>
          </table:table-cell>
          <table:table-cell table:formula="of:=[.V53]+[.V54]+[.V55]+[.V56]" ns41:value-type="float" table:style-name="ce18" office:value-type="float" office:value="9">
            <text:p>9</text:p>
          </table:table-cell>
          <table:table-cell table:formula="of:=[.W53]+[.W54]+[.W55]+[.W56]" ns41:value-type="float" table:style-name="ce18" office:value-type="float" office:value="5">
            <text:p>5</text:p>
          </table:table-cell>
          <table:table-cell table:formula="of:=[.X53]+[.X54]+[.X55]+[.X56]" ns41:value-type="float" table:style-name="ce18" office:value-type="float" office:value="2">
            <text:p>2</text:p>
          </table:table-cell>
          <table:table-cell table:formula="of:=[.X57]+[.W57]+[.V57]+[.U57]+[.T57]+[.S57]+[.R57]+[.Q57]+[.P57]+[.O57]+[.N57]+[.M57]+[.L57]+[.K57]+[.J57]+[.I57]+[.H57]+[.G57]+[.F57]+[.E57]+[.D57]" ns41:value-type="float" table:style-name="ce18" office:value-type="float" office:value="162">
            <text:p>162</text:p>
          </table:table-cell>
          <table:table-cell ns41:value-type="string" table:style-name="ce24" office:value-type="string">
            <text:p>BT_1889</text:p>
          </table:table-cell>
          <table:table-cell ns41:value-type="string" table:style-name="ce27" office:value-type="string">
            <text:p>05_T5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13" office:value-type="float">
            <text:p>213</text:p>
          </table:table-cell>
          <table:table-cell ns41:value-type="string" table:style-name="ce27" office:value-type="string">
            <text:p>DR</text:p>
          </table:table-cell>
          <table:table-cell ns41:value-type="string" table:style-name="ce35" office:value-type="string">
            <text:p>31_0108</text:p>
          </table:table-cell>
          <table:table-cell table:number-columns-repeated="99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20T13:15:50</dc:date>
    <meta:print-date>2004-01-22T22:12:01</meta:print-date>
    <meta:document-statistic meta:object-count="0" meta:cell-count="660" meta:table-count="1"/>
    <meta:generator>ODFPY/1.3.0dev</meta:generator>
  </office:meta>
</office:document-meta>
</file>